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Tromso">
            <text:p>Tromso</text:p>
          </table:table-cell>
          <table:table-cell office:value-type="string" office:value="radiocarbon">
            <text:p>radiocarbon</text:p>
          </table:table-cell>
          <table:table-cell office:value-type="string" office:value="T-4867">
            <text:p>T-4867</text:p>
          </table:table-cell>
          <table:table-cell office:value-type="float" office:value="69.731">
            <text:p>69.731</text:p>
          </table:table-cell>
          <table:table-cell office:value-type="float" office:value="19.86">
            <text:p>19.86</text:p>
          </table:table-cell>
          <table:table-cell office:value-type="float" office:value="830.0">
            <text:p>830.0</text:p>
          </table:table-cell>
          <table:table-cell office:value-type="float" office:value="90.0">
            <text:p>9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2.62">
            <text:p>2.62</text:p>
          </table:table-cell>
          <table:table-cell office:value-type="float" office:value="1.77">
            <text:p>1.77</text:p>
          </table:table-cell>
          <table:table-cell office:value-type="float" office:value="1.7704782089838165">
            <text:p>1.7704782089838165</text:p>
          </table:table-cell>
          <table:table-cell office:value-type="string" office:value="CornerHaugane1993,CreelEtal2022">
            <text:p>CornerHaugane1993,CreelEtal2022</text:p>
          </table:table-cell>
        </table:table-row>
        <table:table-row>
          <table:table-cell office:value-type="string" office:value="Tromso">
            <text:p>Tromso</text:p>
          </table:table-cell>
          <table:table-cell office:value-type="string" office:value="radiocarbon">
            <text:p>radiocarbon</text:p>
          </table:table-cell>
          <table:table-cell office:value-type="string" office:value="Beta-154827">
            <text:p>Beta-154827</text:p>
          </table:table-cell>
          <table:table-cell office:value-type="float" office:value="69.750129">
            <text:p>69.750129</text:p>
          </table:table-cell>
          <table:table-cell office:value-type="float" office:value="19.960729">
            <text:p>19.960729</text:p>
          </table:table-cell>
          <table:table-cell office:value-type="float" office:value="8010.0">
            <text:p>8010.0</text:p>
          </table:table-cell>
          <table:table-cell office:value-type="float" office:value="40.0">
            <text:p>40.0</text:p>
          </table:table-cell>
          <table:table-cell office:value-type="string" office:value="Macrofossil (wood)">
            <text:p>Macrofossil (wood)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33.67">
            <text:p>33.67</text:p>
          </table:table-cell>
          <table:table-cell office:value-type="float" office:value="1.32">
            <text:p>1.32</text:p>
          </table:table-cell>
          <table:table-cell office:value-type="float" office:value="1.316697867848273">
            <text:p>1.316697867848273</text:p>
          </table:table-cell>
          <table:table-cell office:value-type="string" office:value="BakkeEtal2005,CreelEtal2022">
            <text:p>BakkeEtal2005,CreelEtal2022</text:p>
          </table:table-cell>
        </table:table-row>
        <table:table-row>
          <table:table-cell office:value-type="string" office:value="Tromso">
            <text:p>Tromso</text:p>
          </table:table-cell>
          <table:table-cell office:value-type="string" office:value="radiocarbon">
            <text:p>radiocarbon</text:p>
          </table:table-cell>
          <table:table-cell office:value-type="string" office:value="T-631">
            <text:p>T-631</text:p>
          </table:table-cell>
          <table:table-cell office:value-type="float" office:value="69.75">
            <text:p>69.75</text:p>
          </table:table-cell>
          <table:table-cell office:value-type="float" office:value="19.666666666666668">
            <text:p>19.666666666666668</text:p>
          </table:table-cell>
          <table:table-cell office:value-type="float" office:value="11550.0">
            <text:p>11550.0</text:p>
          </table:table-cell>
          <table:table-cell office:value-type="float" office:value="190.0">
            <text:p>190.0</text:p>
          </table:table-cell>
          <table:table-cell office:value-type="string" office:value="mya truncata hiatella arctica macoma calcarea">
            <text:p>mya truncata hiatella arctica macoma calcarea</text:p>
          </table:table-cell>
          <table:table-cell office:value-type="string" office:value="normarine">
            <text:p>nor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53.0">
            <text:p>53.0</text:p>
          </table:table-cell>
          <table:table-cell office:value-type="float" office:value="3.17">
            <text:p>3.17</text:p>
          </table:table-cell>
          <table:table-cell office:value-type="float" office:value="3.1678494381124156">
            <text:p>3.1678494381124156</text:p>
          </table:table-cell>
          <table:table-cell office:value-type="string" office:value="Andersen1968,NydalEtal1970,CreelEtal2022">
            <text:p>Andersen1968,NydalEtal1970,CreelEtal2022</text:p>
          </table:table-cell>
        </table:table-row>
        <table:table-row>
          <table:table-cell office:value-type="string" office:value="Tromso">
            <text:p>Tromso</text:p>
          </table:table-cell>
          <table:table-cell office:value-type="string" office:value="radiocarbon">
            <text:p>radiocarbon</text:p>
          </table:table-cell>
          <table:table-cell office:value-type="string" office:value="Ua-44733">
            <text:p>Ua-44733</text:p>
          </table:table-cell>
          <table:table-cell office:value-type="float" office:value="69.7511">
            <text:p>69.7511</text:p>
          </table:table-cell>
          <table:table-cell office:value-type="float" office:value="19.95">
            <text:p>19.95</text:p>
          </table:table-cell>
          <table:table-cell office:value-type="float" office:value="9215.0">
            <text:p>9215.0</text:p>
          </table:table-cell>
          <table:table-cell office:value-type="float" office:value="57.0">
            <text:p>57.0</text:p>
          </table:table-cell>
          <table:table-cell office:value-type="string" office:value="arctica islandica periostracum">
            <text:p>arctica islandica periostracum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21.86">
            <text:p>21.86</text:p>
          </table:table-cell>
          <table:table-cell office:value-type="float" office:value="0.19">
            <text:p>0.19</text:p>
          </table:table-cell>
          <table:table-cell office:value-type="float" office:value="0.1903261740215049">
            <text:p>0.1903261740215049</text:p>
          </table:table-cell>
          <table:table-cell office:value-type="string" office:value="RasmussenEtal2018,CreelEtal2022">
            <text:p>RasmussenEtal2018,CreelEtal2022</text:p>
          </table:table-cell>
        </table:table-row>
        <table:table-row>
          <table:table-cell office:value-type="string" office:value="Tromso">
            <text:p>Tromso</text:p>
          </table:table-cell>
          <table:table-cell office:value-type="string" office:value="radiocarbon">
            <text:p>radiocarbon</text:p>
          </table:table-cell>
          <table:table-cell office:value-type="string" office:value="Ua-44732">
            <text:p>Ua-44732</text:p>
          </table:table-cell>
          <table:table-cell office:value-type="float" office:value="69.7578">
            <text:p>69.7578</text:p>
          </table:table-cell>
          <table:table-cell office:value-type="float" office:value="19.97">
            <text:p>19.97</text:p>
          </table:table-cell>
          <table:table-cell office:value-type="float" office:value="8655.0">
            <text:p>8655.0</text:p>
          </table:table-cell>
          <table:table-cell office:value-type="float" office:value="54.0">
            <text:p>54.0</text:p>
          </table:table-cell>
          <table:table-cell office:value-type="string" office:value="leaf fragments">
            <text:p>leaf fragment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25.98">
            <text:p>25.98</text:p>
          </table:table-cell>
          <table:table-cell office:value-type="float" office:value="1.36">
            <text:p>1.36</text:p>
          </table:table-cell>
          <table:table-cell office:value-type="float" office:value="1.3582525717294867">
            <text:p>1.3582525717294867</text:p>
          </table:table-cell>
          <table:table-cell office:value-type="string" office:value="RasmussenEtal2018,CreelEtal2022">
            <text:p>RasmussenEtal2018,CreelEtal2022</text:p>
          </table:table-cell>
        </table:table-row>
        <table:table-row>
          <table:table-cell office:value-type="string" office:value="Tromso">
            <text:p>Tromso</text:p>
          </table:table-cell>
          <table:table-cell office:value-type="string" office:value="radiocarbon">
            <text:p>radiocarbon</text:p>
          </table:table-cell>
          <table:table-cell office:value-type="string" office:value="T-112">
            <text:p>T-112</text:p>
          </table:table-cell>
          <table:table-cell office:value-type="float" office:value="69.66666666666667">
            <text:p>69.66666666666667</text:p>
          </table:table-cell>
          <table:table-cell office:value-type="float" office:value="18.966666666666665">
            <text:p>18.966666666666665</text:p>
          </table:table-cell>
          <table:table-cell office:value-type="float" office:value="11500.0">
            <text:p>11500.0</text:p>
          </table:table-cell>
          <table:table-cell office:value-type="float" office:value="400.0">
            <text:p>400.0</text:p>
          </table:table-cell>
          <table:table-cell office:value-type="string" office:value="pecten islandicus mya truncata">
            <text:p>pecten islandicus mya truncata</text:p>
          </table:table-cell>
          <table:table-cell office:value-type="string" office:value="normarine">
            <text:p>nor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8.0">
            <text:p>8.0</text:p>
          </table:table-cell>
          <table:table-cell office:value-type="float" office:value="2.24">
            <text:p>2.24</text:p>
          </table:table-cell>
          <table:table-cell office:value-type="float" office:value="2.242646219539739">
            <text:p>2.242646219539739</text:p>
          </table:table-cell>
          <table:table-cell office:value-type="string" office:value="Nydal1960,CreelEtal2022">
            <text:p>Nydal1960,CreelEtal2022</text:p>
          </table:table-cell>
        </table:table-row>
        <table:table-row>
          <table:table-cell office:value-type="string" office:value="Tromso">
            <text:p>Tromso</text:p>
          </table:table-cell>
          <table:table-cell office:value-type="string" office:value="radiocarbon">
            <text:p>radiocarbon</text:p>
          </table:table-cell>
          <table:table-cell office:value-type="string" office:value="Ua-44731">
            <text:p>Ua-44731</text:p>
          </table:table-cell>
          <table:table-cell office:value-type="float" office:value="69.752">
            <text:p>69.752</text:p>
          </table:table-cell>
          <table:table-cell office:value-type="float" office:value="19.95">
            <text:p>19.95</text:p>
          </table:table-cell>
          <table:table-cell office:value-type="float" office:value="6094.0">
            <text:p>6094.0</text:p>
          </table:table-cell>
          <table:table-cell office:value-type="float" office:value="41.0">
            <text:p>41.0</text:p>
          </table:table-cell>
          <table:table-cell office:value-type="string" office:value="betula sp. Twig">
            <text:p>betula sp. Twig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19.88">
            <text:p>19.88</text:p>
          </table:table-cell>
          <table:table-cell office:value-type="float" office:value="1.36">
            <text:p>1.36</text:p>
          </table:table-cell>
          <table:table-cell office:value-type="float" office:value="1.3610709568348385">
            <text:p>1.3610709568348385</text:p>
          </table:table-cell>
          <table:table-cell office:value-type="string" office:value="RasmussenEtal2018,CreelEtal2022">
            <text:p>RasmussenEtal2018,CreelEtal2022</text:p>
          </table:table-cell>
        </table:table-row>
        <table:table-row>
          <table:table-cell office:value-type="string" office:value="Tromso">
            <text:p>Tromso</text:p>
          </table:table-cell>
          <table:table-cell office:value-type="string" office:value="radiocarbon">
            <text:p>radiocarbon</text:p>
          </table:table-cell>
          <table:table-cell office:value-type="string" office:value="Tua-5646">
            <text:p>Tua-5646</text:p>
          </table:table-cell>
          <table:table-cell office:value-type="float" office:value="69.752">
            <text:p>69.752</text:p>
          </table:table-cell>
          <table:table-cell office:value-type="float" office:value="19.95">
            <text:p>19.95</text:p>
          </table:table-cell>
          <table:table-cell office:value-type="float" office:value="8250.0">
            <text:p>8250.0</text:p>
          </table:table-cell>
          <table:table-cell office:value-type="float" office:value="50.0">
            <text:p>50.0</text:p>
          </table:table-cell>
          <table:table-cell office:value-type="string" office:value="repanocladus sp. Betula pubescens moss stems">
            <text:p>repanocladus sp. Betula pubescens moss stem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19.88">
            <text:p>19.88</text:p>
          </table:table-cell>
          <table:table-cell office:value-type="float" office:value="1.36">
            <text:p>1.36</text:p>
          </table:table-cell>
          <table:table-cell office:value-type="float" office:value="1.3610709568348385">
            <text:p>1.3610709568348385</text:p>
          </table:table-cell>
          <table:table-cell office:value-type="string" office:value="RasmussenEtal2018,CreelEtal2022">
            <text:p>RasmussenEtal2018,CreelEtal2022</text:p>
          </table:table-cell>
        </table:table-row>
        <table:table-row>
          <table:table-cell office:value-type="string" office:value="Tromso">
            <text:p>Tromso</text:p>
          </table:table-cell>
          <table:table-cell office:value-type="string" office:value="radiocarbon">
            <text:p>radiocarbon</text:p>
          </table:table-cell>
          <table:table-cell office:value-type="string" office:value="Tua-5647">
            <text:p>Tua-5647</text:p>
          </table:table-cell>
          <table:table-cell office:value-type="float" office:value="69.752">
            <text:p>69.752</text:p>
          </table:table-cell>
          <table:table-cell office:value-type="float" office:value="19.95">
            <text:p>19.95</text:p>
          </table:table-cell>
          <table:table-cell office:value-type="float" office:value="8700.0">
            <text:p>8700.0</text:p>
          </table:table-cell>
          <table:table-cell office:value-type="float" office:value="55.0">
            <text:p>55.0</text:p>
          </table:table-cell>
          <table:table-cell office:value-type="string" office:value="moss stems betula pubescens">
            <text:p>moss stems betula pubescen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19.88">
            <text:p>19.88</text:p>
          </table:table-cell>
          <table:table-cell office:value-type="float" office:value="1.36">
            <text:p>1.36</text:p>
          </table:table-cell>
          <table:table-cell office:value-type="float" office:value="1.3610709568348385">
            <text:p>1.3610709568348385</text:p>
          </table:table-cell>
          <table:table-cell office:value-type="string" office:value="RasmussenEtal2018,CreelEtal2022">
            <text:p>RasmussenEtal2018,CreelEtal2022</text:p>
          </table:table-cell>
        </table:table-row>
        <table:table-row>
          <table:table-cell office:value-type="string" office:value="Tromso">
            <text:p>Tromso</text:p>
          </table:table-cell>
          <table:table-cell office:value-type="string" office:value="radiocarbon">
            <text:p>radiocarbon</text:p>
          </table:table-cell>
          <table:table-cell office:value-type="string" office:value="T-110">
            <text:p>T-110</text:p>
          </table:table-cell>
          <table:table-cell office:value-type="float" office:value="69.58333333333333">
            <text:p>69.58333333333333</text:p>
          </table:table-cell>
          <table:table-cell office:value-type="float" office:value="19.4">
            <text:p>19.4</text:p>
          </table:table-cell>
          <table:table-cell office:value-type="float" office:value="11500.0">
            <text:p>11500.0</text:p>
          </table:table-cell>
          <table:table-cell office:value-type="float" office:value="400.0">
            <text:p>400.0</text:p>
          </table:table-cell>
          <table:table-cell office:value-type="string" office:value="portlandia arctica and macoma calcarea">
            <text:p>portlandia arctica and macoma calcarea</text:p>
          </table:table-cell>
          <table:table-cell office:value-type="string" office:value="normarine">
            <text:p>nor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60.0">
            <text:p>60.0</text:p>
          </table:table-cell>
          <table:table-cell office:value-type="float" office:value="1.29">
            <text:p>1.29</text:p>
          </table:table-cell>
          <table:table-cell office:value-type="float" office:value="1.2919631622269094">
            <text:p>1.2919631622269094</text:p>
          </table:table-cell>
          <table:table-cell office:value-type="string" office:value="Nydal1960,CreelEtal2022">
            <text:p>Nydal1960,CreelEtal2022</text:p>
          </table:table-cell>
        </table:table-row>
        <table:table-row>
          <table:table-cell office:value-type="string" office:value="Tromso">
            <text:p>Tromso</text:p>
          </table:table-cell>
          <table:table-cell office:value-type="string" office:value="radiocarbon">
            <text:p>radiocarbon</text:p>
          </table:table-cell>
          <table:table-cell office:value-type="string" office:value="T-332">
            <text:p>T-332</text:p>
          </table:table-cell>
          <table:table-cell office:value-type="float" office:value="69.654706">
            <text:p>69.654706</text:p>
          </table:table-cell>
          <table:table-cell office:value-type="float" office:value="19.610958">
            <text:p>19.610958</text:p>
          </table:table-cell>
          <table:table-cell office:value-type="float" office:value="11090.0">
            <text:p>11090.0</text:p>
          </table:table-cell>
          <table:table-cell office:value-type="float" office:value="190.0">
            <text:p>190.0</text:p>
          </table:table-cell>
          <table:table-cell office:value-type="string" office:value="mya truncata hiatella arctica">
            <text:p>mya truncata hiatella arctica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20.0">
            <text:p>20.0</text:p>
          </table:table-cell>
          <table:table-cell office:value-type="float" office:value="3.17">
            <text:p>3.17</text:p>
          </table:table-cell>
          <table:table-cell office:value-type="float" office:value="3.1669908518317254">
            <text:p>3.1669908518317254</text:p>
          </table:table-cell>
          <table:table-cell office:value-type="string" office:value="Andersen1968,CreelEtal2022">
            <text:p>Andersen1968,CreelEtal2022</text:p>
          </table:table-cell>
        </table:table-row>
        <table:table-row>
          <table:table-cell office:value-type="string" office:value="Tromso">
            <text:p>Tromso</text:p>
          </table:table-cell>
          <table:table-cell office:value-type="string" office:value="radiocarbon">
            <text:p>radiocarbon</text:p>
          </table:table-cell>
          <table:table-cell office:value-type="string" office:value="T-5157">
            <text:p>T-5157</text:p>
          </table:table-cell>
          <table:table-cell office:value-type="float" office:value="69.752">
            <text:p>69.752</text:p>
          </table:table-cell>
          <table:table-cell office:value-type="float" office:value="19.95">
            <text:p>19.95</text:p>
          </table:table-cell>
          <table:table-cell office:value-type="float" office:value="7880.0">
            <text:p>7880.0</text:p>
          </table:table-cell>
          <table:table-cell office:value-type="float" office:value="100.0">
            <text:p>100.0</text:p>
          </table:table-cell>
          <table:table-cell office:value-type="string" office:value="plant detritus">
            <text:p>plant detritu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8.67">
            <text:p>18.67</text:p>
          </table:table-cell>
          <table:table-cell office:value-type="float" office:value="1.23">
            <text:p>1.23</text:p>
          </table:table-cell>
          <table:table-cell office:value-type="float" office:value="1.226880597858311">
            <text:p>1.226880597858311</text:p>
          </table:table-cell>
          <table:table-cell office:value-type="string" office:value="CornerHaugane1993,CreelEtal2022">
            <text:p>CornerHaugane1993,CreelEtal2022</text:p>
          </table:table-cell>
        </table:table-row>
        <table:table-row>
          <table:table-cell office:value-type="string" office:value="Tromso">
            <text:p>Tromso</text:p>
          </table:table-cell>
          <table:table-cell office:value-type="string" office:value="radiocarbon">
            <text:p>radiocarbon</text:p>
          </table:table-cell>
          <table:table-cell office:value-type="string" office:value="Ua-44730">
            <text:p>Ua-44730</text:p>
          </table:table-cell>
          <table:table-cell office:value-type="float" office:value="69.752">
            <text:p>69.752</text:p>
          </table:table-cell>
          <table:table-cell office:value-type="float" office:value="19.95">
            <text:p>19.95</text:p>
          </table:table-cell>
          <table:table-cell office:value-type="float" office:value="5929.0">
            <text:p>5929.0</text:p>
          </table:table-cell>
          <table:table-cell office:value-type="float" office:value="41.0">
            <text:p>41.0</text:p>
          </table:table-cell>
          <table:table-cell office:value-type="string" office:value="leaf fragments of betula">
            <text:p>leaf fragments of betula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19.88">
            <text:p>19.88</text:p>
          </table:table-cell>
          <table:table-cell office:value-type="float" office:value="1.36">
            <text:p>1.36</text:p>
          </table:table-cell>
          <table:table-cell office:value-type="float" office:value="1.3610709568348385">
            <text:p>1.3610709568348385</text:p>
          </table:table-cell>
          <table:table-cell office:value-type="string" office:value="RasmussenEtal2018,CreelEtal2022">
            <text:p>RasmussenEtal2018,CreelEtal2022</text:p>
          </table:table-cell>
        </table:table-row>
        <table:table-row>
          <table:table-cell office:value-type="string" office:value="Tromso">
            <text:p>Tromso</text:p>
          </table:table-cell>
          <table:table-cell office:value-type="string" office:value="radiocarbon">
            <text:p>radiocarbon</text:p>
          </table:table-cell>
          <table:table-cell office:value-type="string" office:value="T-8987">
            <text:p>T-8987</text:p>
          </table:table-cell>
          <table:table-cell office:value-type="float" office:value="69.750129">
            <text:p>69.750129</text:p>
          </table:table-cell>
          <table:table-cell office:value-type="float" office:value="19.960729">
            <text:p>19.960729</text:p>
          </table:table-cell>
          <table:table-cell office:value-type="float" office:value="4220.0">
            <text:p>4220.0</text:p>
          </table:table-cell>
          <table:table-cell office:value-type="float" office:value="45.0">
            <text:p>45.0</text:p>
          </table:table-cell>
          <table:table-cell office:value-type="string" office:value="Macrofossil">
            <text:p>Macrofossi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33.67">
            <text:p>33.67</text:p>
          </table:table-cell>
          <table:table-cell office:value-type="float" office:value="1.32">
            <text:p>1.32</text:p>
          </table:table-cell>
          <table:table-cell office:value-type="float" office:value="1.316697867848273">
            <text:p>1.316697867848273</text:p>
          </table:table-cell>
          <table:table-cell office:value-type="string" office:value="BakkeEtal2005,CreelEtal2022">
            <text:p>BakkeEtal2005,CreelEtal2022</text:p>
          </table:table-cell>
        </table:table-row>
        <table:table-row>
          <table:table-cell office:value-type="string" office:value="Tromso">
            <text:p>Tromso</text:p>
          </table:table-cell>
          <table:table-cell office:value-type="string" office:value="radiocarbon">
            <text:p>radiocarbon</text:p>
          </table:table-cell>
          <table:table-cell office:value-type="string" office:value="T-113">
            <text:p>T-113</text:p>
          </table:table-cell>
          <table:table-cell office:value-type="float" office:value="69.66666666666667">
            <text:p>69.66666666666667</text:p>
          </table:table-cell>
          <table:table-cell office:value-type="float" office:value="19.0">
            <text:p>19.0</text:p>
          </table:table-cell>
          <table:table-cell office:value-type="float" office:value="10200.0">
            <text:p>10200.0</text:p>
          </table:table-cell>
          <table:table-cell office:value-type="float" office:value="350.0">
            <text:p>350.0</text:p>
          </table:table-cell>
          <table:table-cell office:value-type="string" office:value="arca glacialis mytilus edulis">
            <text:p>arca glacialis mytilus eduli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0.0">
            <text:p>10.0</text:p>
          </table:table-cell>
          <table:table-cell office:value-type="float" office:value="1.18">
            <text:p>1.18</text:p>
          </table:table-cell>
          <table:table-cell office:value-type="float" office:value="1.1787217336716214">
            <text:p>1.1787217336716214</text:p>
          </table:table-cell>
          <table:table-cell office:value-type="string" office:value="Nydal1960,CreelEtal2022">
            <text:p>Nydal1960,CreelEtal2022</text:p>
          </table:table-cell>
        </table:table-row>
        <table:table-row>
          <table:table-cell office:value-type="string" office:value="Tromso">
            <text:p>Tromso</text:p>
          </table:table-cell>
          <table:table-cell office:value-type="string" office:value="radiocarbon">
            <text:p>radiocarbon</text:p>
          </table:table-cell>
          <table:table-cell office:value-type="string" office:value="T-509">
            <text:p>T-509</text:p>
          </table:table-cell>
          <table:table-cell office:value-type="float" office:value="69.654706">
            <text:p>69.654706</text:p>
          </table:table-cell>
          <table:table-cell office:value-type="float" office:value="19.610958">
            <text:p>19.610958</text:p>
          </table:table-cell>
          <table:table-cell office:value-type="float" office:value="11200.0">
            <text:p>11200.0</text:p>
          </table:table-cell>
          <table:table-cell office:value-type="float" office:value="190.0">
            <text:p>190.0</text:p>
          </table:table-cell>
          <table:table-cell office:value-type="string" office:value="mya truncata hiatella arctica">
            <text:p>mya truncata hiatella arctica</text:p>
          </table:table-cell>
          <table:table-cell office:value-type="string" office:value="normarine">
            <text:p>nor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42.5">
            <text:p>42.5</text:p>
          </table:table-cell>
          <table:table-cell office:value-type="float" office:value="3.17">
            <text:p>3.17</text:p>
          </table:table-cell>
          <table:table-cell office:value-type="float" office:value="3.1669908518317254">
            <text:p>3.1669908518317254</text:p>
          </table:table-cell>
          <table:table-cell office:value-type="string" office:value="Andersen1968,CreelEtal2022">
            <text:p>Andersen1968,CreelEtal2022</text:p>
          </table:table-cell>
        </table:table-row>
        <table:table-row>
          <table:table-cell office:value-type="string" office:value="Tromso">
            <text:p>Tromso</text:p>
          </table:table-cell>
          <table:table-cell office:value-type="string" office:value="radiocarbon">
            <text:p>radiocarbon</text:p>
          </table:table-cell>
          <table:table-cell office:value-type="string" office:value="T-4868A">
            <text:p>T-4868A</text:p>
          </table:table-cell>
          <table:table-cell office:value-type="float" office:value="69.757">
            <text:p>69.757</text:p>
          </table:table-cell>
          <table:table-cell office:value-type="float" office:value="19.97">
            <text:p>19.97</text:p>
          </table:table-cell>
          <table:table-cell office:value-type="float" office:value="8960.0">
            <text:p>8960.0</text:p>
          </table:table-cell>
          <table:table-cell office:value-type="float" office:value="130.0">
            <text:p>130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25.9">
            <text:p>25.9</text:p>
          </table:table-cell>
          <table:table-cell office:value-type="float" office:value="1.27">
            <text:p>1.27</text:p>
          </table:table-cell>
          <table:table-cell office:value-type="float" office:value="1.268812045845702">
            <text:p>1.268812045845702</text:p>
          </table:table-cell>
          <table:table-cell office:value-type="string" office:value="CornerHaugane1993,CreelEtal2022">
            <text:p>CornerHaugane1993,CreelEtal2022</text:p>
          </table:table-cell>
        </table:table-row>
        <table:table-row>
          <table:table-cell office:value-type="string" office:value="Tromso">
            <text:p>Tromso</text:p>
          </table:table-cell>
          <table:table-cell office:value-type="string" office:value="radiocarbon">
            <text:p>radiocarbon</text:p>
          </table:table-cell>
          <table:table-cell office:value-type="string" office:value="Beta-154064">
            <text:p>Beta-154064</text:p>
          </table:table-cell>
          <table:table-cell office:value-type="float" office:value="69.750129">
            <text:p>69.750129</text:p>
          </table:table-cell>
          <table:table-cell office:value-type="float" office:value="19.960729">
            <text:p>19.960729</text:p>
          </table:table-cell>
          <table:table-cell office:value-type="float" office:value="9620.0">
            <text:p>9620.0</text:p>
          </table:table-cell>
          <table:table-cell office:value-type="float" office:value="80.0">
            <text:p>8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35.02">
            <text:p>35.02</text:p>
          </table:table-cell>
          <table:table-cell office:value-type="float" office:value="1.89">
            <text:p>1.89</text:p>
          </table:table-cell>
          <table:table-cell office:value-type="float" office:value="1.8893882327164824">
            <text:p>1.8893882327164824</text:p>
          </table:table-cell>
          <table:table-cell office:value-type="string" office:value="BakkeEtal2005,CreelEtal2022">
            <text:p>BakkeEtal2005,CreelEtal2022</text:p>
          </table:table-cell>
        </table:table-row>
        <table:table-row>
          <table:table-cell office:value-type="string" office:value="Tromso">
            <text:p>Tromso</text:p>
          </table:table-cell>
          <table:table-cell office:value-type="string" office:value="radiocarbon">
            <text:p>radiocarbon</text:p>
          </table:table-cell>
          <table:table-cell office:value-type="string" office:value="Beta-154065">
            <text:p>Beta-154065</text:p>
          </table:table-cell>
          <table:table-cell office:value-type="float" office:value="69.750129">
            <text:p>69.750129</text:p>
          </table:table-cell>
          <table:table-cell office:value-type="float" office:value="19.960729">
            <text:p>19.960729</text:p>
          </table:table-cell>
          <table:table-cell office:value-type="float" office:value="11010.0">
            <text:p>11010.0</text:p>
          </table:table-cell>
          <table:table-cell office:value-type="float" office:value="90.0">
            <text:p>90.0</text:p>
          </table:table-cell>
          <table:table-cell office:value-type="string" office:value="Shell">
            <text:p>Shell</text:p>
          </table:table-cell>
          <table:table-cell office:value-type="string" office:value="normarine">
            <text:p>nor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35.0">
            <text:p>35.0</text:p>
          </table:table-cell>
          <table:table-cell office:value-type="float" office:value="1.33">
            <text:p>1.33</text:p>
          </table:table-cell>
          <table:table-cell office:value-type="float" office:value="1.325158045970534">
            <text:p>1.325158045970534</text:p>
          </table:table-cell>
          <table:table-cell office:value-type="string" office:value="BakkeEtal2005,CreelEtal2022">
            <text:p>BakkeEtal2005,CreelEtal2022</text:p>
          </table:table-cell>
        </table:table-row>
        <table:table-row>
          <table:table-cell office:value-type="string" office:value="Tromso">
            <text:p>Tromso</text:p>
          </table:table-cell>
          <table:table-cell office:value-type="string" office:value="radiocarbon">
            <text:p>radiocarbon</text:p>
          </table:table-cell>
          <table:table-cell office:value-type="string" office:value="T-4651A">
            <text:p>T-4651A</text:p>
          </table:table-cell>
          <table:table-cell office:value-type="float" office:value="69.751">
            <text:p>69.751</text:p>
          </table:table-cell>
          <table:table-cell office:value-type="float" office:value="19.95">
            <text:p>19.95</text:p>
          </table:table-cell>
          <table:table-cell office:value-type="float" office:value="7580.0">
            <text:p>7580.0</text:p>
          </table:table-cell>
          <table:table-cell office:value-type="float" office:value="130.0">
            <text:p>130.0</text:p>
          </table:table-cell>
          <table:table-cell office:value-type="string" office:value="text says gyttia; table says plant detritus">
            <text:p>text says gyttia; table says plant detritu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20.22">
            <text:p>20.22</text:p>
          </table:table-cell>
          <table:table-cell office:value-type="float" office:value="1.24">
            <text:p>1.24</text:p>
          </table:table-cell>
          <table:table-cell office:value-type="float" office:value="1.235621864827754">
            <text:p>1.235621864827754</text:p>
          </table:table-cell>
          <table:table-cell office:value-type="string" office:value="CornerHaugane1993,CreelEtal2022">
            <text:p>CornerHaugane1993,CreelEtal20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